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49mm"/>
    </style:style>
    <style:style style:name="co2" style:family="table-column">
      <style:table-column-properties fo:break-before="auto" style:column-width="28.95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" style:family="table-cell" style:parent-style-name="Default" style:data-style-name="N0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2">
      <style:table-cell-properties fo:border="0.06pt solid #000000"/>
    </style:style>
    <style:style style:name="ce4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mpo_Memoria_Utilizado" table:style-name="ta1">
        <table:shapes>
          <draw:frame draw:z-index="0" draw:style-name="gr1" draw:text-style-name="P1" svg:width="160mm" svg:height="173.16mm" svg:x="641.91mm" svg:y="8.49mm">
            <draw:object draw:notify-on-update-of-ranges="Tempo_Memoria_Utilizado.A2:Tempo_Memoria_Utilizado.A31 Tempo_Memoria_Utilizado.B1:Tempo_Memoria_Utilizado.B1 Tempo_Memoria_Utilizado.B2:Tempo_Memoria_Utilizado.B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184.32mm" svg:x="89.35mm" svg:y="12.48mm">
            <draw:object draw:notify-on-update-of-ranges="Tempo_Memoria_Utilizado.A2:Tempo_Memoria_Utilizado.A31 Tempo_Memoria_Utilizado.C1:Tempo_Memoria_Utilizado.C1 Tempo_Memoria_Utilizado.C2:Tempo_Memoria_Utilizado.C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Default"/>
        <table:table-row table:style-name="ro1">
          <table:table-cell table:style-name="ce5" office:value-type="string" calcext:value-type="string">
            <text:p>Nome</text:p>
          </table:table-cell>
          <table:table-cell table:style-name="ce1" office:value-type="string" calcext:value-type="string">
            <text:p>Tempo (s)</text:p>
          </table:table-cell>
          <table:table-cell table:style-name="ce1" office:value-type="string" calcext:value-type="string">
            <text:p>Memória(Mb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AST/BRIEF</text:p>
          </table:table-cell>
          <table:table-cell office:value-type="float" office:value="1.31206065385" calcext:value-type="float">
            <text:p>1,31</text:p>
          </table:table-cell>
          <table:table-cell office:value-type="float" office:value="3.28050769231" calcext:value-type="float">
            <text:p>3,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AST/BRISK</text:p>
          </table:table-cell>
          <table:table-cell office:value-type="float" office:value="8.18217015385" calcext:value-type="float">
            <text:p>8,18</text:p>
          </table:table-cell>
          <table:table-cell office:value-type="float" office:value="48.2011769231" calcext:value-type="float">
            <text:p>48,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AST/FREAK</text:p>
          </table:table-cell>
          <table:table-cell office:value-type="float" office:value="2.30908092308" calcext:value-type="float">
            <text:p>2,31</text:p>
          </table:table-cell>
          <table:table-cell office:value-type="float" office:value="11.2694230769" calcext:value-type="float">
            <text:p>11,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AST/ORB</text:p>
          </table:table-cell>
          <table:table-cell office:value-type="float" office:value="0.864734369231" calcext:value-type="float">
            <text:p>0,86</text:p>
          </table:table-cell>
          <table:table-cell office:value-type="float" office:value="3.06653076923" calcext:value-type="float">
            <text:p>3,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AST/SIFT</text:p>
          </table:table-cell>
          <table:table-cell office:value-type="float" office:value="17.8279215385" calcext:value-type="float">
            <text:p>17,83</text:p>
          </table:table-cell>
          <table:table-cell office:value-type="float" office:value="7.48358461538" calcext:value-type="float">
            <text:p>7,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ris/BRIEF</text:p>
          </table:table-cell>
          <table:table-cell office:value-type="float" office:value="1.43272230769" calcext:value-type="float">
            <text:p>1,43</text:p>
          </table:table-cell>
          <table:table-cell office:value-type="float" office:value="11.7811230769" calcext:value-type="float">
            <text:p>11,78</text:p>
          </table:table-cell>
          <table:table-cell/>
          <table:table-cell table:style-name="ce4"/>
        </table:table-row>
        <table:table-row table:style-name="ro2">
          <table:table-cell office:value-type="string" calcext:value-type="string">
            <text:p>Harris/BRISK</text:p>
          </table:table-cell>
          <table:table-cell office:value-type="float" office:value="7.83861615385" calcext:value-type="float">
            <text:p>7,84</text:p>
          </table:table-cell>
          <table:table-cell office:value-type="float" office:value="56.7450384615" calcext:value-type="float">
            <text:p>56,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ris/FREAK</text:p>
          </table:table-cell>
          <table:table-cell office:value-type="float" office:value="2.26419223077" calcext:value-type="float">
            <text:p>2,26</text:p>
          </table:table-cell>
          <table:table-cell office:value-type="float" office:value="19.7531461538" calcext:value-type="float">
            <text:p>19,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ris/ORB</text:p>
          </table:table-cell>
          <table:table-cell office:value-type="float" office:value="1.51881938462" calcext:value-type="float">
            <text:p>1,52</text:p>
          </table:table-cell>
          <table:table-cell office:value-type="float" office:value="11.4953769231" calcext:value-type="float">
            <text:p>11,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ris/SIFT</text:p>
          </table:table-cell>
          <table:table-cell office:value-type="float" office:value="3.82456807692" calcext:value-type="float">
            <text:p>3,82</text:p>
          </table:table-cell>
          <table:table-cell office:value-type="float" office:value="12.2946" calcext:value-type="float">
            <text:p>12,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B/BRIEF</text:p>
          </table:table-cell>
          <table:table-cell office:value-type="float" office:value="0.946591092308" calcext:value-type="float">
            <text:p>0,95</text:p>
          </table:table-cell>
          <table:table-cell office:value-type="float" office:value="3.66756923077" calcext:value-type="float">
            <text:p>3,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1">ORB</text:span>/BRISK</text:p>
          </table:table-cell>
          <table:table-cell office:value-type="float" office:value="7.38439838462" calcext:value-type="float">
            <text:p>7,38</text:p>
          </table:table-cell>
          <table:table-cell office:value-type="float" office:value="48.5774153846" calcext:value-type="float">
            <text:p>48,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1">ORB</text:span>/FREAK</text:p>
          </table:table-cell>
          <table:table-cell office:value-type="float" office:value="1.53923469231" calcext:value-type="float">
            <text:p>1,54</text:p>
          </table:table-cell>
          <table:table-cell office:value-type="float" office:value="11.6323" calcext:value-type="float">
            <text:p>11,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1">ORB</text:span>/ORB</text:p>
          </table:table-cell>
          <table:table-cell office:value-type="float" office:value="1.46033292308" calcext:value-type="float">
            <text:p>1,46</text:p>
          </table:table-cell>
          <table:table-cell office:value-type="float" office:value="3.45990769231" calcext:value-type="float">
            <text:p>3,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1">ORB</text:span>/SIFT</text:p>
          </table:table-cell>
          <table:table-cell office:value-type="float" office:value="29.24261" calcext:value-type="float">
            <text:p>29,24</text:p>
          </table:table-cell>
          <table:table-cell office:value-type="float" office:value="10.4175923077" calcext:value-type="float">
            <text:p>10,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i-Tomasi/BRIEF</text:p>
          </table:table-cell>
          <table:table-cell office:value-type="float" office:value="1.23872584615" calcext:value-type="float">
            <text:p>1,24</text:p>
          </table:table-cell>
          <table:table-cell office:value-type="float" office:value="3.8103" calcext:value-type="float">
            <text:p>3,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1">Shi-Tomasi</text:span>/BRISK</text:p>
          </table:table-cell>
          <table:table-cell office:value-type="float" office:value="7.62502238462" calcext:value-type="float">
            <text:p>7,63</text:p>
          </table:table-cell>
          <table:table-cell office:value-type="float" office:value="48.8397307693" calcext:value-type="float">
            <text:p>48,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1">Shi-Tomasi</text:span>/FREAK</text:p>
          </table:table-cell>
          <table:table-cell office:value-type="float" office:value="2.07636938462" calcext:value-type="float">
            <text:p>2,08</text:p>
          </table:table-cell>
          <table:table-cell office:value-type="float" office:value="11.8478846154" calcext:value-type="float">
            <text:p>11,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1">Shi-Tomasi</text:span>/ORB</text:p>
          </table:table-cell>
          <table:table-cell office:value-type="float" office:value="1.28629353846" calcext:value-type="float">
            <text:p>1,29</text:p>
          </table:table-cell>
          <table:table-cell office:value-type="float" office:value="3.53386923077" calcext:value-type="float">
            <text:p>3,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1">Shi-Tomasi</text:span>/SIFT</text:p>
          </table:table-cell>
          <table:table-cell office:value-type="float" office:value="3.55325615385" calcext:value-type="float">
            <text:p>3,55</text:p>
          </table:table-cell>
          <table:table-cell office:value-type="float" office:value="6.7538" calcext:value-type="float">
            <text:p>6,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r/BRIEF</text:p>
          </table:table-cell>
          <table:table-cell office:value-type="float" office:value="3.60297515385" calcext:value-type="float">
            <text:p>3,60</text:p>
          </table:table-cell>
          <table:table-cell office:value-type="float" office:value="3.1354" calcext:value-type="float">
            <text:p>3,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1">Star</text:span>/BRISK</text:p>
          </table:table-cell>
          <table:table-cell office:value-type="float" office:value="9.95897823077" calcext:value-type="float">
            <text:p>9,96</text:p>
          </table:table-cell>
          <table:table-cell office:value-type="float" office:value="48.2173230769" calcext:value-type="float">
            <text:p>48,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1">Star</text:span>/FREAK</text:p>
          </table:table-cell>
          <table:table-cell office:value-type="float" office:value="4.417299" calcext:value-type="float">
            <text:p>4,42</text:p>
          </table:table-cell>
          <table:table-cell office:value-type="float" office:value="11.1710769231" calcext:value-type="float">
            <text:p>11,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1">Star</text:span>/ORB</text:p>
          </table:table-cell>
          <table:table-cell office:value-type="float" office:value="3.63927438462" calcext:value-type="float">
            <text:p>3,64</text:p>
          </table:table-cell>
          <table:table-cell office:value-type="float" office:value="3.13158461538" calcext:value-type="float">
            <text:p>3,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1">Star</text:span>/SIFT</text:p>
          </table:table-cell>
          <table:table-cell office:value-type="float" office:value="11.8699861538" calcext:value-type="float">
            <text:p>11,87</text:p>
          </table:table-cell>
          <table:table-cell office:value-type="float" office:value="6.47656923077" calcext:value-type="float">
            <text:p>6,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F/BRIEF</text:p>
          </table:table-cell>
          <table:table-cell office:value-type="float" office:value="6.90948376923" calcext:value-type="float">
            <text:p>6,91</text:p>
          </table:table-cell>
          <table:table-cell office:value-type="float" office:value="3.84047692308" calcext:value-type="float">
            <text:p>3,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1">SURF</text:span>/BRISK</text:p>
          </table:table-cell>
          <table:table-cell office:value-type="float" office:value="13.5620876923" calcext:value-type="float">
            <text:p>13,56</text:p>
          </table:table-cell>
          <table:table-cell office:value-type="float" office:value="48.8482615385" calcext:value-type="float">
            <text:p>48,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1">SURF</text:span>/FREAK</text:p>
          </table:table-cell>
          <table:table-cell office:value-type="float" office:value="7.22141138462" calcext:value-type="float">
            <text:p>7,22</text:p>
          </table:table-cell>
          <table:table-cell office:value-type="float" office:value="11.8265153846" calcext:value-type="float">
            <text:p>11,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1">SURF</text:span>/ORB</text:p>
          </table:table-cell>
          <table:table-cell office:value-type="float" office:value="6.97844569231" calcext:value-type="float">
            <text:p>6,98</text:p>
          </table:table-cell>
          <table:table-cell office:value-type="float" office:value="3.94361538461" calcext:value-type="float">
            <text:p>3,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1">SURF</text:span>/SIFT</text:p>
          </table:table-cell>
          <table:table-cell office:value-type="float" office:value="109.408713846" calcext:value-type="float">
            <text:p>109,41</text:p>
          </table:table-cell>
          <table:table-cell office:value-type="float" office:value="10.2948692308" calcext:value-type="float">
            <text:p>10,2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5">00/00/0000</text:date>, <text:time style:data-style-name="N2" text:time-value="22:19:14.77791335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5T22:20:40.080172404</dc:date>
    <meta:editing-duration>PT35M12S</meta:editing-duration>
    <meta:editing-cycles>8</meta:editing-cycles>
    <meta:generator>LibreOffice/6.0.7.3$Linux_X86_64 LibreOffice_project/00m0$Build-3</meta:generator>
    <meta:document-statistic meta:table-count="1" meta:cell-count="9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Bitstream Vera Serif'" style:font-style-name="Roman" style:font-family-generic="roman" fo:font-size="12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Bitstream Vera Serif'" style:font-style-name="Roman" style:font-family-generic="roman" fo:font-size="11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family="'Bitstream Vera Serif'" style:font-style-name="Roman" style:font-family-generic="roman" fo:font-size="11pt" style:font-size-asian="10pt" style:font-size-complex="10pt"/>
    </style:style>
    <style:style style:name="ch6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17.317cm" xlink:href=".." xlink:type="simple" chart:class="chart:bar" chart:style-name="ch1">
        <chart:title svg:x="5.82cm" svg:y="0.482cm" chart:style-name="ch2">
          <text:p>Tempo de execução</text:p>
        </chart:title>
        <chart:legend chart:legend-position="end" svg:x="13.164cm" svg:y="8.319cm" style:legend-expansion="high" chart:style-name="ch3"/>
        <chart:plot-area chart:style-name="ch4" table:cell-range-address="Tempo_Memoria_Utilizado.A2:Tempo_Memoria_Utilizado.B31 Tempo_Memoria_Utilizado.B1:Tempo_Memoria_Utilizado.B1" chart:data-source-has-labels="both" svg:x="0.32cm" svg:y="1.585cm" svg:width="12.524cm" svg:height="15.386cm">
          <chartooo:coordinate-region svg:x="4.249cm" svg:y="1.585cm" svg:width="7.945cm" svg:height="14.739cm"/>
          <chart:axis chart:dimension="x" chart:name="primary-x" chart:style-name="ch5" chartooo:axis-type="auto">
            <chartooo:date-scale/>
            <chart:categories table:cell-range-address="Tempo_Memoria_Utilizado.A2:Tempo_Memoria_Utilizado.A31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secondary-y" chart:style-name="ch9" chart:values-cell-range-address="Tempo_Memoria_Utilizado.B2:Tempo_Memoria_Utilizado.B31" chart:label-cell-address="Tempo_Memoria_Utilizado.B1:Tempo_Memoria_Utilizado.B1" chart:class="chart:bar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 (s)</text:p>
                <draw:g>
                  <svg:desc>Tempo_Memoria_Utilizado.B1:Tempo_Memoria_Utilizado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AST/BRIEF</text:p>
                <draw:g>
                  <svg:desc>Tempo_Memoria_Utilizado.A2:Tempo_Memoria_Utilizado.A31</svg:desc>
                </draw:g>
              </table:table-cell>
              <table:table-cell office:value-type="float" office:value="1.31206065385">
                <text:p>1.31206065385</text:p>
                <draw:g>
                  <svg:desc>Tempo_Memoria_Utilizado.B2:Tempo_Memoria_Utilizado.B31</svg:desc>
                </draw:g>
              </table:table-cell>
            </table:table-row>
            <table:table-row>
              <table:table-cell office:value-type="string">
                <text:p>FAST/BRISK</text:p>
              </table:table-cell>
              <table:table-cell office:value-type="float" office:value="8.18217015385">
                <text:p>8.18217015385</text:p>
              </table:table-cell>
            </table:table-row>
            <table:table-row>
              <table:table-cell office:value-type="string">
                <text:p>FAST/FREAK</text:p>
              </table:table-cell>
              <table:table-cell office:value-type="float" office:value="2.30908092308">
                <text:p>2.30908092308</text:p>
              </table:table-cell>
            </table:table-row>
            <table:table-row>
              <table:table-cell office:value-type="string">
                <text:p>FAST/ORB</text:p>
              </table:table-cell>
              <table:table-cell office:value-type="float" office:value="0.864734369231">
                <text:p>0.864734369231</text:p>
              </table:table-cell>
            </table:table-row>
            <table:table-row>
              <table:table-cell office:value-type="string">
                <text:p>FAST/SIFT</text:p>
              </table:table-cell>
              <table:table-cell office:value-type="float" office:value="17.8279215385">
                <text:p>17.8279215385</text:p>
              </table:table-cell>
            </table:table-row>
            <table:table-row>
              <table:table-cell office:value-type="string">
                <text:p>Harris/BRIEF</text:p>
              </table:table-cell>
              <table:table-cell office:value-type="float" office:value="1.43272230769">
                <text:p>1.43272230769</text:p>
              </table:table-cell>
            </table:table-row>
            <table:table-row>
              <table:table-cell office:value-type="string">
                <text:p>Harris/BRISK</text:p>
              </table:table-cell>
              <table:table-cell office:value-type="float" office:value="7.83861615385">
                <text:p>7.83861615385</text:p>
              </table:table-cell>
            </table:table-row>
            <table:table-row>
              <table:table-cell office:value-type="string">
                <text:p>Harris/FREAK</text:p>
              </table:table-cell>
              <table:table-cell office:value-type="float" office:value="2.26419223077">
                <text:p>2.26419223077</text:p>
              </table:table-cell>
            </table:table-row>
            <table:table-row>
              <table:table-cell office:value-type="string">
                <text:p>Harris/ORB</text:p>
              </table:table-cell>
              <table:table-cell office:value-type="float" office:value="1.51881938462">
                <text:p>1.51881938462</text:p>
              </table:table-cell>
            </table:table-row>
            <table:table-row>
              <table:table-cell office:value-type="string">
                <text:p>Harris/SIFT</text:p>
              </table:table-cell>
              <table:table-cell office:value-type="float" office:value="3.82456807692">
                <text:p>3.82456807692</text:p>
              </table:table-cell>
            </table:table-row>
            <table:table-row>
              <table:table-cell office:value-type="string">
                <text:p>ORB/BRIEF</text:p>
              </table:table-cell>
              <table:table-cell office:value-type="float" office:value="0.946591092308">
                <text:p>0.946591092308</text:p>
              </table:table-cell>
            </table:table-row>
            <table:table-row>
              <table:table-cell office:value-type="string">
                <text:p>ORB/BRISK</text:p>
              </table:table-cell>
              <table:table-cell office:value-type="float" office:value="7.38439838462">
                <text:p>7.38439838462</text:p>
              </table:table-cell>
            </table:table-row>
            <table:table-row>
              <table:table-cell office:value-type="string">
                <text:p>ORB/FREAK</text:p>
              </table:table-cell>
              <table:table-cell office:value-type="float" office:value="1.53923469231">
                <text:p>1.53923469231</text:p>
              </table:table-cell>
            </table:table-row>
            <table:table-row>
              <table:table-cell office:value-type="string">
                <text:p>ORB/ORB</text:p>
              </table:table-cell>
              <table:table-cell office:value-type="float" office:value="1.46033292308">
                <text:p>1.46033292308</text:p>
              </table:table-cell>
            </table:table-row>
            <table:table-row>
              <table:table-cell office:value-type="string">
                <text:p>ORB/SIFT</text:p>
              </table:table-cell>
              <table:table-cell office:value-type="float" office:value="29.24261">
                <text:p>29.24261</text:p>
              </table:table-cell>
            </table:table-row>
            <table:table-row>
              <table:table-cell office:value-type="string">
                <text:p>Shi-Tomasi/BRIEF</text:p>
              </table:table-cell>
              <table:table-cell office:value-type="float" office:value="1.23872584615">
                <text:p>1.23872584615</text:p>
              </table:table-cell>
            </table:table-row>
            <table:table-row>
              <table:table-cell office:value-type="string">
                <text:p>Shi-Tomasi/BRISK</text:p>
              </table:table-cell>
              <table:table-cell office:value-type="float" office:value="7.62502238462">
                <text:p>7.62502238462</text:p>
              </table:table-cell>
            </table:table-row>
            <table:table-row>
              <table:table-cell office:value-type="string">
                <text:p>Shi-Tomasi/FREAK</text:p>
              </table:table-cell>
              <table:table-cell office:value-type="float" office:value="2.07636938462">
                <text:p>2.07636938462</text:p>
              </table:table-cell>
            </table:table-row>
            <table:table-row>
              <table:table-cell office:value-type="string">
                <text:p>Shi-Tomasi/ORB</text:p>
              </table:table-cell>
              <table:table-cell office:value-type="float" office:value="1.28629353846">
                <text:p>1.28629353846</text:p>
              </table:table-cell>
            </table:table-row>
            <table:table-row>
              <table:table-cell office:value-type="string">
                <text:p>Shi-Tomasi/SIFT</text:p>
              </table:table-cell>
              <table:table-cell office:value-type="float" office:value="3.55325615385">
                <text:p>3.55325615385</text:p>
              </table:table-cell>
            </table:table-row>
            <table:table-row>
              <table:table-cell office:value-type="string">
                <text:p>Star/BRIEF</text:p>
              </table:table-cell>
              <table:table-cell office:value-type="float" office:value="3.60297515385">
                <text:p>3.60297515385</text:p>
              </table:table-cell>
            </table:table-row>
            <table:table-row>
              <table:table-cell office:value-type="string">
                <text:p>Star/BRISK</text:p>
              </table:table-cell>
              <table:table-cell office:value-type="float" office:value="9.95897823077">
                <text:p>9.95897823077</text:p>
              </table:table-cell>
            </table:table-row>
            <table:table-row>
              <table:table-cell office:value-type="string">
                <text:p>Star/FREAK</text:p>
              </table:table-cell>
              <table:table-cell office:value-type="float" office:value="4.417299">
                <text:p>4.417299</text:p>
              </table:table-cell>
            </table:table-row>
            <table:table-row>
              <table:table-cell office:value-type="string">
                <text:p>Star/ORB</text:p>
              </table:table-cell>
              <table:table-cell office:value-type="float" office:value="3.63927438462">
                <text:p>3.63927438462</text:p>
              </table:table-cell>
            </table:table-row>
            <table:table-row>
              <table:table-cell office:value-type="string">
                <text:p>Star/SIFT</text:p>
              </table:table-cell>
              <table:table-cell office:value-type="float" office:value="11.8699861538">
                <text:p>11.8699861538</text:p>
              </table:table-cell>
            </table:table-row>
            <table:table-row>
              <table:table-cell office:value-type="string">
                <text:p>SURF/BRIEF</text:p>
              </table:table-cell>
              <table:table-cell office:value-type="float" office:value="6.90948376923">
                <text:p>6.90948376923</text:p>
              </table:table-cell>
            </table:table-row>
            <table:table-row>
              <table:table-cell office:value-type="string">
                <text:p>SURF/BRISK</text:p>
              </table:table-cell>
              <table:table-cell office:value-type="float" office:value="13.5620876923">
                <text:p>13.5620876923</text:p>
              </table:table-cell>
            </table:table-row>
            <table:table-row>
              <table:table-cell office:value-type="string">
                <text:p>SURF/FREAK</text:p>
              </table:table-cell>
              <table:table-cell office:value-type="float" office:value="7.22141138462">
                <text:p>7.22141138462</text:p>
              </table:table-cell>
            </table:table-row>
            <table:table-row>
              <table:table-cell office:value-type="string">
                <text:p>SURF/ORB</text:p>
              </table:table-cell>
              <table:table-cell office:value-type="float" office:value="6.97844569231">
                <text:p>6.97844569231</text:p>
              </table:table-cell>
            </table:table-row>
            <table:table-row>
              <table:table-cell office:value-type="string">
                <text:p>SURF/SIFT</text:p>
              </table:table-cell>
              <table:table-cell office:value-type="float" office:value="109.408713846">
                <text:p>109.4087138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Bitstream Vera Serif'" style:font-style-name="Roman" style:font-family-generic="roman" fo:font-size="12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Bitstream Vera Serif'" style:font-style-name="Roman" style:font-family-generic="roman" fo:font-size="11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family="'Bitstream Vera Serif'" style:font-style-name="Roman" style:font-family-generic="roman" fo:font-size="11pt" style:font-size-asian="10pt" style:font-size-complex="10pt"/>
    </style:style>
    <style:style style:name="ch6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18.433cm" xlink:href=".." xlink:type="simple" chart:class="chart:bar" chart:style-name="ch1">
        <chart:title svg:x="5.595cm" svg:y="0.504cm" chart:style-name="ch2">
          <text:p>Consumo de memória</text:p>
        </chart:title>
        <chart:legend chart:legend-position="end" svg:x="12.422cm" svg:y="8.877cm" style:legend-expansion="high" chart:style-name="ch3"/>
        <chart:plot-area chart:style-name="ch4" table:cell-range-address="Tempo_Memoria_Utilizado.A2:Tempo_Memoria_Utilizado.A31 Tempo_Memoria_Utilizado.C1:Tempo_Memoria_Utilizado.C31" chart:data-source-has-labels="both" svg:x="0.32cm" svg:y="1.629cm" svg:width="11.782cm" svg:height="16.436cm">
          <chartooo:coordinate-region svg:x="4.249cm" svg:y="1.629cm" svg:width="7.296cm" svg:height="15.789cm"/>
          <chart:axis chart:dimension="x" chart:name="primary-x" chart:style-name="ch5" chartooo:axis-type="auto">
            <chartooo:date-scale/>
            <chart:categories table:cell-range-address="Tempo_Memoria_Utilizado.A2:Tempo_Memoria_Utilizado.A31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secondary-y" chart:style-name="ch9" chart:values-cell-range-address="Tempo_Memoria_Utilizado.C2:Tempo_Memoria_Utilizado.C31" chart:label-cell-address="Tempo_Memoria_Utilizado.C1:Tempo_Memoria_Utilizado.C1" chart:class="chart:bar">
            <chart:data-point chart:repeated="17"/>
            <chart:data-point chart:style-name="ch10"/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ória(Mb)</text:p>
                <draw:g>
                  <svg:desc>Tempo_Memoria_Utilizado.C1:Tempo_Memoria_Utilizado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AST/BRIEF</text:p>
                <draw:g>
                  <svg:desc>Tempo_Memoria_Utilizado.A2:Tempo_Memoria_Utilizado.A31</svg:desc>
                </draw:g>
              </table:table-cell>
              <table:table-cell office:value-type="float" office:value="3.28050769231">
                <text:p>3.28050769231</text:p>
                <draw:g>
                  <svg:desc>Tempo_Memoria_Utilizado.C2:Tempo_Memoria_Utilizado.C31</svg:desc>
                </draw:g>
              </table:table-cell>
            </table:table-row>
            <table:table-row>
              <table:table-cell office:value-type="string">
                <text:p>FAST/BRISK</text:p>
              </table:table-cell>
              <table:table-cell office:value-type="float" office:value="48.2011769231">
                <text:p>48.2011769231</text:p>
              </table:table-cell>
            </table:table-row>
            <table:table-row>
              <table:table-cell office:value-type="string">
                <text:p>FAST/FREAK</text:p>
              </table:table-cell>
              <table:table-cell office:value-type="float" office:value="11.2694230769">
                <text:p>11.2694230769</text:p>
              </table:table-cell>
            </table:table-row>
            <table:table-row>
              <table:table-cell office:value-type="string">
                <text:p>FAST/ORB</text:p>
              </table:table-cell>
              <table:table-cell office:value-type="float" office:value="3.06653076923">
                <text:p>3.06653076923</text:p>
              </table:table-cell>
            </table:table-row>
            <table:table-row>
              <table:table-cell office:value-type="string">
                <text:p>FAST/SIFT</text:p>
              </table:table-cell>
              <table:table-cell office:value-type="float" office:value="7.48358461538">
                <text:p>7.48358461538</text:p>
              </table:table-cell>
            </table:table-row>
            <table:table-row>
              <table:table-cell office:value-type="string">
                <text:p>Harris/BRIEF</text:p>
              </table:table-cell>
              <table:table-cell office:value-type="float" office:value="11.7811230769">
                <text:p>11.7811230769</text:p>
              </table:table-cell>
            </table:table-row>
            <table:table-row>
              <table:table-cell office:value-type="string">
                <text:p>Harris/BRISK</text:p>
              </table:table-cell>
              <table:table-cell office:value-type="float" office:value="56.7450384615">
                <text:p>56.7450384615</text:p>
              </table:table-cell>
            </table:table-row>
            <table:table-row>
              <table:table-cell office:value-type="string">
                <text:p>Harris/FREAK</text:p>
              </table:table-cell>
              <table:table-cell office:value-type="float" office:value="19.7531461538">
                <text:p>19.7531461538</text:p>
              </table:table-cell>
            </table:table-row>
            <table:table-row>
              <table:table-cell office:value-type="string">
                <text:p>Harris/ORB</text:p>
              </table:table-cell>
              <table:table-cell office:value-type="float" office:value="11.4953769231">
                <text:p>11.4953769231</text:p>
              </table:table-cell>
            </table:table-row>
            <table:table-row>
              <table:table-cell office:value-type="string">
                <text:p>Harris/SIFT</text:p>
              </table:table-cell>
              <table:table-cell office:value-type="float" office:value="12.2946">
                <text:p>12.2946</text:p>
              </table:table-cell>
            </table:table-row>
            <table:table-row>
              <table:table-cell office:value-type="string">
                <text:p>ORB/BRIEF</text:p>
              </table:table-cell>
              <table:table-cell office:value-type="float" office:value="3.66756923077">
                <text:p>3.66756923077</text:p>
              </table:table-cell>
            </table:table-row>
            <table:table-row>
              <table:table-cell office:value-type="string">
                <text:p>ORB/BRISK</text:p>
              </table:table-cell>
              <table:table-cell office:value-type="float" office:value="48.5774153846">
                <text:p>48.5774153846</text:p>
              </table:table-cell>
            </table:table-row>
            <table:table-row>
              <table:table-cell office:value-type="string">
                <text:p>ORB/FREAK</text:p>
              </table:table-cell>
              <table:table-cell office:value-type="float" office:value="11.6323">
                <text:p>11.6323</text:p>
              </table:table-cell>
            </table:table-row>
            <table:table-row>
              <table:table-cell office:value-type="string">
                <text:p>ORB/ORB</text:p>
              </table:table-cell>
              <table:table-cell office:value-type="float" office:value="3.45990769231">
                <text:p>3.45990769231</text:p>
              </table:table-cell>
            </table:table-row>
            <table:table-row>
              <table:table-cell office:value-type="string">
                <text:p>ORB/SIFT</text:p>
              </table:table-cell>
              <table:table-cell office:value-type="float" office:value="10.4175923077">
                <text:p>10.4175923077</text:p>
              </table:table-cell>
            </table:table-row>
            <table:table-row>
              <table:table-cell office:value-type="string">
                <text:p>Shi-Tomasi/BRIEF</text:p>
              </table:table-cell>
              <table:table-cell office:value-type="float" office:value="3.8103">
                <text:p>3.8103</text:p>
              </table:table-cell>
            </table:table-row>
            <table:table-row>
              <table:table-cell office:value-type="string">
                <text:p>Shi-Tomasi/BRISK</text:p>
              </table:table-cell>
              <table:table-cell office:value-type="float" office:value="48.8397307693">
                <text:p>48.8397307693</text:p>
              </table:table-cell>
            </table:table-row>
            <table:table-row>
              <table:table-cell office:value-type="string">
                <text:p>Shi-Tomasi/FREAK</text:p>
              </table:table-cell>
              <table:table-cell office:value-type="float" office:value="11.8478846154">
                <text:p>11.8478846154</text:p>
              </table:table-cell>
            </table:table-row>
            <table:table-row>
              <table:table-cell office:value-type="string">
                <text:p>Shi-Tomasi/ORB</text:p>
              </table:table-cell>
              <table:table-cell office:value-type="float" office:value="3.53386923077">
                <text:p>3.53386923077</text:p>
              </table:table-cell>
            </table:table-row>
            <table:table-row>
              <table:table-cell office:value-type="string">
                <text:p>Shi-Tomasi/SIFT</text:p>
              </table:table-cell>
              <table:table-cell office:value-type="float" office:value="6.7538">
                <text:p>6.7538</text:p>
              </table:table-cell>
            </table:table-row>
            <table:table-row>
              <table:table-cell office:value-type="string">
                <text:p>Star/BRIEF</text:p>
              </table:table-cell>
              <table:table-cell office:value-type="float" office:value="3.1354">
                <text:p>3.1354</text:p>
              </table:table-cell>
            </table:table-row>
            <table:table-row>
              <table:table-cell office:value-type="string">
                <text:p>Star/BRISK</text:p>
              </table:table-cell>
              <table:table-cell office:value-type="float" office:value="48.2173230769">
                <text:p>48.2173230769</text:p>
              </table:table-cell>
            </table:table-row>
            <table:table-row>
              <table:table-cell office:value-type="string">
                <text:p>Star/FREAK</text:p>
              </table:table-cell>
              <table:table-cell office:value-type="float" office:value="11.1710769231">
                <text:p>11.1710769231</text:p>
              </table:table-cell>
            </table:table-row>
            <table:table-row>
              <table:table-cell office:value-type="string">
                <text:p>Star/ORB</text:p>
              </table:table-cell>
              <table:table-cell office:value-type="float" office:value="3.13158461538">
                <text:p>3.13158461538</text:p>
              </table:table-cell>
            </table:table-row>
            <table:table-row>
              <table:table-cell office:value-type="string">
                <text:p>Star/SIFT</text:p>
              </table:table-cell>
              <table:table-cell office:value-type="float" office:value="6.47656923077">
                <text:p>6.47656923077</text:p>
              </table:table-cell>
            </table:table-row>
            <table:table-row>
              <table:table-cell office:value-type="string">
                <text:p>SURF/BRIEF</text:p>
              </table:table-cell>
              <table:table-cell office:value-type="float" office:value="3.84047692308">
                <text:p>3.84047692308</text:p>
              </table:table-cell>
            </table:table-row>
            <table:table-row>
              <table:table-cell office:value-type="string">
                <text:p>SURF/BRISK</text:p>
              </table:table-cell>
              <table:table-cell office:value-type="float" office:value="48.8482615385">
                <text:p>48.8482615385</text:p>
              </table:table-cell>
            </table:table-row>
            <table:table-row>
              <table:table-cell office:value-type="string">
                <text:p>SURF/FREAK</text:p>
              </table:table-cell>
              <table:table-cell office:value-type="float" office:value="11.8265153846">
                <text:p>11.8265153846</text:p>
              </table:table-cell>
            </table:table-row>
            <table:table-row>
              <table:table-cell office:value-type="string">
                <text:p>SURF/ORB</text:p>
              </table:table-cell>
              <table:table-cell office:value-type="float" office:value="3.94361538461">
                <text:p>3.94361538461</text:p>
              </table:table-cell>
            </table:table-row>
            <table:table-row>
              <table:table-cell office:value-type="string">
                <text:p>SURF/SIFT</text:p>
              </table:table-cell>
              <table:table-cell office:value-type="float" office:value="10.2948692308">
                <text:p>10.29486923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